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actéristiques de la carte électronique</text:p>
      <text:p text:style-name="P2">Sensortag Texas Instrument</text:p>
      <text:p text:style-name="P3"/>
      <text:p text:style-name="P3"/>
      <text:p text:style-name="P1"/>
      <text:p text:style-name="P1"/>
      <text:p text:style-name="P1"><text:tab/>Afin de réduire le temps de développement au début, nous partirons avec une carte électronique du commerce qui contient déjà tout un ensemble de capteurs. On peut communiquer avec cette carte via bluetooth dont elle est équipée.</text:p>
      <text:p text:style-name="P1"/>
      <text:p text:style-name="P1"><text:tab/>Le but de texas instrument à travers cette carte électronique est au départ de faire une démonstration de la puissance et de la polyvalence du bluetooth basse consommation lorsque qu'on couple celui-ci à des capteurs basse consommation. Cette carte est en fait dédiée à être reliée immédiatement à un smartphone sur lequel une application utilise les capteurs disponible sur la carte.</text:p>
      <text:p text:style-name="P1"/>
      <text:p text:style-name="P1">Capteurs disponibles sur la carte :</text:p>
      <text:p text:style-name="P1"><text:s/>- capteur de température sans contact (infrarouge)</text:p>
      <text:p text:style-name="P1"><text:s/>- capteur d'humidité</text:p>
      <text:p text:style-name="P1"><text:s/>- Gyroscope</text:p>
      <text:p text:style-name="P1"><text:s/>- Accelerometre</text:p>
      <text:p text:style-name="P1"><text:s/>- Magnetometre </text:p>
      <text:p text:style-name="P1"><text:s/>- capteur de pression barométriqu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4-02-25T21:26:57</meta:creation-date>
    <meta:generator>LibreOffice/3.5$Linux_X86_64 LibreOffice_project/350m1$Build-2</meta:generator>
    <dc:date>2014-02-26T13:27:15</dc:date>
    <dc:creator>Robin </dc:creator>
    <meta:editing-duration>PT1M46S</meta:editing-duration>
    <meta:editing-cycles>4</meta:editing-cycles>
    <meta:document-statistic meta:table-count="0" meta:image-count="0" meta:object-count="0" meta:page-count="1" meta:paragraph-count="11" meta:word-count="133" meta:character-count="867" meta:non-whitespace-character-count="736"/>
  </office:meta>
</office:document-meta>
</file>